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B00000075E118A4C61F8AF324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000000001260000005E1F997FCF2FDBD592.png" manifest:media-type="image/png"/>
  <manifest:file-entry manifest:full-path="Pictures/100002010000012D000000D33D2CE7719CA6AF32.png" manifest:media-type="image/png"/>
  <manifest:file-entry manifest:full-path="Pictures/1000020000000020000000200BC96461F36BE418.png" manifest:media-type="image/png"/>
  <manifest:file-entry manifest:full-path="Pictures/10000000000002A7000002ACB5651673A17FA975.png" manifest:media-type="image/png"/>
  <manifest:file-entry manifest:full-path="Pictures/10000201000003E8000000D294EF144526FC4FEE.png" manifest:media-type="image/png"/>
  <manifest:file-entry manifest:full-path="Pictures/10000000000001780000007D12569E94E44064F6.png" manifest:media-type="image/png"/>
  <manifest:file-entry manifest:full-path="Pictures/10000000000002A8000002ADDD0900B0BEE9DDED.png" manifest:media-type="image/png"/>
  <manifest:file-entry manifest:full-path="Pictures/1000000000000136000001ACC75B8EAA9742141F.png" manifest:media-type="image/png"/>
  <manifest:file-entry manifest:full-path="Pictures/100000000000020E000002125235E9A3E93E0704.png" manifest:media-type="image/png"/>
  <manifest:file-entry manifest:full-path="Pictures/10000000000001B400000143AEC887B4F33CA38B.png" manifest:media-type="image/png"/>
  <manifest:file-entry manifest:full-path="Pictures/10000000000002E2000002724359ED834AEFA52B.png" manifest:media-type="image/png"/>
  <manifest:file-entry manifest:full-path="Pictures/10000000000002B700000244C02238849A8FD852.png" manifest:media-type="image/png"/>
  <manifest:file-entry manifest:full-path="Pictures/10000000000001E4000001E4AC95ACEE8D4022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dbcb62"/>
    </style:style>
    <style:style style:name="P8" style:family="paragraph" style:parent-style-name="Text_20_body">
      <style:text-properties officeooo:rsid="00df1a4b" officeooo:paragraph-rsid="00df1a4b"/>
    </style:style>
    <style:style style:name="P9" style:family="paragraph" style:parent-style-name="Text_20_body">
      <style:text-properties officeooo:paragraph-rsid="013294f4"/>
    </style:style>
    <style:style style:name="P10" style:family="paragraph" style:parent-style-name="Text_20_body">
      <style:text-properties style:text-underline-style="none" officeooo:rsid="00b6cab0" officeooo:paragraph-rsid="01342da5"/>
    </style:style>
    <style:style style:name="P11" style:family="paragraph" style:parent-style-name="Text_20_body">
      <style:text-properties officeooo:paragraph-rsid="01342da5"/>
    </style:style>
    <style:style style:name="P12" style:family="paragraph" style:parent-style-name="Text_20_body">
      <style:text-properties officeooo:paragraph-rsid="01345e31"/>
    </style:style>
    <style:style style:name="P13" style:family="paragraph" style:parent-style-name="Text_20_body">
      <style:text-properties officeooo:paragraph-rsid="01364401"/>
    </style:style>
    <style:style style:name="P14" style:family="paragraph" style:parent-style-name="Text_20_body">
      <style:text-properties officeooo:rsid="00e81234" officeooo:paragraph-rsid="01371941"/>
    </style:style>
    <style:style style:name="P15" style:family="paragraph" style:parent-style-name="Text_20_body">
      <style:text-properties officeooo:rsid="00e81234" officeooo:paragraph-rsid="0139cb55"/>
    </style:style>
    <style:style style:name="P16" style:family="paragraph" style:parent-style-name="Text_20_body">
      <style:text-properties officeooo:rsid="00e15784" officeooo:paragraph-rsid="01371941"/>
    </style:style>
    <style:style style:name="P17" style:family="paragraph" style:parent-style-name="Text_20_body">
      <style:text-properties officeooo:rsid="00f13f4e" officeooo:paragraph-rsid="01371941"/>
    </style:style>
    <style:style style:name="P18" style:family="paragraph" style:parent-style-name="Text_20_body">
      <style:text-properties officeooo:paragraph-rsid="01371941"/>
    </style:style>
    <style:style style:name="P19" style:family="paragraph" style:parent-style-name="Text_20_body">
      <style:text-properties officeooo:paragraph-rsid="0139cb55"/>
    </style:style>
    <style:style style:name="P20" style:family="paragraph" style:parent-style-name="Text_20_body">
      <style:text-properties officeooo:paragraph-rsid="013de949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96a642" officeooo:paragraph-rsid="01314e6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13ca719" officeooo:paragraph-rsid="013ca719"/>
    </style:style>
    <style:style style:name="P28" style:family="paragraph" style:parent-style-name="Guide_20_Name">
      <style:text-properties fo:language="en" fo:country="US" officeooo:rsid="001f0121" officeooo:paragraph-rsid="00a5e9b5"/>
    </style:style>
    <style:style style:name="P29" style:family="paragraph" style:parent-style-name="Title">
      <style:text-properties fo:language="en" fo:country="US" officeooo:rsid="001f0121" officeooo:paragraph-rsid="00a5e9b5"/>
    </style:style>
    <style:style style:name="P30" style:family="paragraph" style:parent-style-name="Table_20_Heading">
      <style:text-properties fo:font-size="10.5pt" officeooo:paragraph-rsid="00c75b37" style:font-size-asian="10.5pt" style:font-size-complex="10.5pt"/>
    </style:style>
    <style:style style:name="P31" style:family="paragraph" style:parent-style-name="Standard">
      <style:text-properties officeooo:paragraph-rsid="00c75b37"/>
    </style:style>
    <style:style style:name="P32" style:family="paragraph" style:parent-style-name="Table_20_Contents">
      <style:text-properties officeooo:paragraph-rsid="00c75b37"/>
    </style:style>
    <style:style style:name="P33" style:family="paragraph" style:parent-style-name="Text_20_Body_20_List_20_Intro">
      <style:text-properties officeooo:paragraph-rsid="00dbcb62"/>
    </style:style>
    <style:style style:name="P34" style:family="paragraph" style:parent-style-name="Text_20_Body_20_List_20_Intro">
      <style:text-properties officeooo:paragraph-rsid="01342da5"/>
    </style:style>
    <style:style style:name="P35" style:family="paragraph" style:parent-style-name="Text_20_Body_20_List_20_Intro">
      <style:text-properties officeooo:paragraph-rsid="01364401"/>
    </style:style>
    <style:style style:name="P36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7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8" style:family="paragraph" style:parent-style-name="Text_20_Body_20_List_20_Intro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13294f4"/>
    </style:style>
    <style:style style:name="P40" style:family="paragraph" style:parent-style-name="Figure">
      <style:text-properties officeooo:paragraph-rsid="00dbcb62"/>
    </style:style>
    <style:style style:name="P41" style:family="paragraph" style:parent-style-name="Figure">
      <style:text-properties officeooo:paragraph-rsid="013294f4"/>
    </style:style>
    <style:style style:name="P42" style:family="paragraph" style:parent-style-name="Figure">
      <style:text-properties officeooo:paragraph-rsid="01364401"/>
    </style:style>
    <style:style style:name="P43" style:family="paragraph" style:parent-style-name="Figure">
      <style:text-properties officeooo:rsid="00e81234" officeooo:paragraph-rsid="01371941"/>
    </style:style>
    <style:style style:name="P44" style:family="paragraph" style:parent-style-name="Figure">
      <style:text-properties officeooo:paragraph-rsid="0139cb55"/>
    </style:style>
    <style:style style:name="P45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46" style:family="paragraph" style:parent-style-name="Text_20_Note">
      <style:text-properties officeooo:paragraph-rsid="00dbcb62"/>
    </style:style>
    <style:style style:name="P47" style:family="paragraph" style:parent-style-name="Text_20_Note">
      <style:text-properties officeooo:paragraph-rsid="01342da5"/>
    </style:style>
    <style:style style:name="P48" style:family="paragraph" style:parent-style-name="Caption">
      <style:text-properties officeooo:paragraph-rsid="01212d92"/>
    </style:style>
    <style:style style:name="P49" style:family="paragraph" style:parent-style-name="Caption">
      <style:text-properties officeooo:paragraph-rsid="011f4861"/>
    </style:style>
    <style:style style:name="P50" style:family="paragraph" style:parent-style-name="Caption">
      <style:text-properties officeooo:paragraph-rsid="00e55c85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5" style:family="paragraph" style:parent-style-name="Heading_20_1">
      <style:text-properties officeooo:paragraph-rsid="00dbcb62"/>
    </style:style>
    <style:style style:name="P56" style:family="paragraph" style:parent-style-name="Heading_20_1">
      <style:text-properties officeooo:paragraph-rsid="01371941"/>
    </style:style>
    <style:style style:name="P57" style:family="paragraph" style:parent-style-name="Heading_20_1">
      <style:text-properties officeooo:rsid="00e904ba" officeooo:paragraph-rsid="01371941"/>
    </style:style>
    <style:style style:name="P5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60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61" style:family="paragraph" style:parent-style-name="Heading_20_2">
      <style:text-properties officeooo:paragraph-rsid="00a5e9b5"/>
    </style:style>
    <style:style style:name="P62" style:family="paragraph" style:parent-style-name="Heading_20_2">
      <style:text-properties officeooo:paragraph-rsid="00dbcb62"/>
    </style:style>
    <style:style style:name="P63" style:family="paragraph" style:parent-style-name="Heading_20_2">
      <style:text-properties officeooo:paragraph-rsid="01364401"/>
    </style:style>
    <style:style style:name="P64" style:family="paragraph" style:parent-style-name="Heading_20_2">
      <style:text-properties officeooo:paragraph-rsid="0139cb55"/>
    </style:style>
    <style:style style:name="P65" style:family="paragraph" style:parent-style-name="Heading_20_2">
      <style:text-properties officeooo:paragraph-rsid="01371941"/>
    </style:style>
    <style:style style:name="P6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dbcb62"/>
    </style:style>
    <style:style style:name="P67" style:family="paragraph" style:parent-style-name="Heading_20_2">
      <style:paragraph-properties fo:margin-top="0.3cm" fo:margin-bottom="0.101cm" loext:contextual-spacing="false"/>
      <style:text-properties officeooo:paragraph-rsid="00dbcb62"/>
    </style:style>
    <style:style style:name="P68" style:family="paragraph" style:parent-style-name="Heading_20_3">
      <style:text-properties officeooo:paragraph-rsid="01314e69"/>
    </style:style>
    <style:style style:name="P69" style:family="paragraph" style:parent-style-name="Heading_20_Caution">
      <style:text-properties officeooo:paragraph-rsid="01342da5"/>
    </style:style>
    <style:style style:name="P70" style:family="paragraph" style:parent-style-name="Heading_20_Caution">
      <style:text-properties officeooo:paragraph-rsid="00dbcb62"/>
    </style:style>
    <style:style style:name="P71" style:family="paragraph" style:parent-style-name="Heading_20_Note">
      <style:text-properties officeooo:paragraph-rsid="00dbcb62"/>
    </style:style>
    <style:style style:name="P72" style:family="paragraph" style:parent-style-name="List_20_1">
      <style:text-properties officeooo:paragraph-rsid="00dbcb62"/>
    </style:style>
    <style:style style:name="P73" style:family="paragraph" style:parent-style-name="Numbering_20_1" style:list-style-name="Numbering_20_1">
      <style:text-properties officeooo:paragraph-rsid="01345e31"/>
    </style:style>
    <style:style style:name="P74" style:family="paragraph" style:parent-style-name="Numbering_20_1" style:list-style-name="Numbering_20_1">
      <style:text-properties officeooo:paragraph-rsid="01417ad0"/>
    </style:style>
    <style:style style:name="P75" style:family="paragraph" style:parent-style-name="Numbering_20_1">
      <style:text-properties officeooo:paragraph-rsid="013294f4"/>
    </style:style>
    <style:style style:name="P76" style:family="paragraph" style:parent-style-name="Numbering_20_1">
      <style:text-properties officeooo:paragraph-rsid="01342da5"/>
    </style:style>
    <style:style style:name="P77" style:family="paragraph" style:parent-style-name="Numbering_20_1">
      <style:text-properties officeooo:paragraph-rsid="01345e31"/>
    </style:style>
    <style:style style:name="P78" style:family="paragraph" style:parent-style-name="Numbering_20_1">
      <style:text-properties officeooo:paragraph-rsid="00dbcb62"/>
    </style:style>
    <style:style style:name="P79" style:family="paragraph" style:parent-style-name="Numbering_20_1">
      <style:text-properties officeooo:paragraph-rsid="01364401"/>
    </style:style>
    <style:style style:name="P80" style:family="paragraph" style:parent-style-name="Numbering_20_1">
      <style:text-properties officeooo:paragraph-rsid="01371941"/>
    </style:style>
    <style:style style:name="P81" style:family="paragraph" style:parent-style-name="Numbering_20_1" style:lis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82" style:family="paragraph" style:parent-style-name="Text_20_body">
      <style:text-properties officeooo:paragraph-rsid="014902aa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14902aa" officeooo:paragraph-rsid="014902a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officeooo:rsid="01170260"/>
    </style:style>
    <style:style style:name="T8" style:family="text">
      <style:text-properties officeooo:rsid="01299188"/>
    </style:style>
    <style:style style:name="T9" style:family="text">
      <style:text-properties officeooo:rsid="01303bd1"/>
    </style:style>
    <style:style style:name="T10" style:family="text">
      <style:text-properties officeooo:rsid="01306920"/>
    </style:style>
    <style:style style:name="T11" style:family="text">
      <style:text-properties officeooo:rsid="01314e69"/>
    </style:style>
    <style:style style:name="T12" style:family="text">
      <style:text-properties style:font-name="Liberation Sans1" fo:font-size="11pt" style:font-size-asian="10.5pt"/>
    </style:style>
    <style:style style:name="T13" style:family="text">
      <style:text-properties style:font-name="Liberation Sans1" fo:font-size="11pt" officeooo:rsid="01314e69" style:font-size-asian="10.5pt"/>
    </style:style>
    <style:style style:name="T14" style:family="text">
      <style:text-properties style:font-name="Liberation Sans1" fo:font-size="11pt" officeooo:rsid="013294f4" style:font-size-asian="10.5pt"/>
    </style:style>
    <style:style style:name="T15" style:family="text">
      <style:text-properties style:font-name="Liberation Sans1" fo:font-size="11pt" officeooo:rsid="010e4f11" style:font-size-asian="10.5pt"/>
    </style:style>
    <style:style style:name="T16" style:family="text">
      <style:text-properties style:font-name="Liberation Sans1" fo:font-size="11pt" officeooo:rsid="010ff6ba" style:font-size-asian="10.5pt"/>
    </style:style>
    <style:style style:name="T17" style:family="text">
      <style:text-properties style:font-name="Liberation Sans1" fo:font-size="11pt" officeooo:rsid="0112cdb6" style:font-size-asian="10.5pt"/>
    </style:style>
    <style:style style:name="T18" style:family="text">
      <style:text-properties style:font-name="Liberation Sans1" fo:font-size="11pt" officeooo:rsid="0111893f" style:font-size-asian="10.5pt"/>
    </style:style>
    <style:style style:name="T19" style:family="text">
      <style:text-properties style:font-name="Liberation Sans1" fo:font-size="11pt" officeooo:rsid="00720c75" style:font-size-asian="10.5pt"/>
    </style:style>
    <style:style style:name="T20" style:family="text">
      <style:text-properties style:font-name="Liberation Sans1" fo:font-size="11pt" officeooo:rsid="00b5fa23" style:font-size-asian="10.5pt"/>
    </style:style>
    <style:style style:name="T21" style:family="text">
      <style:text-properties style:font-name="Liberation Sans1" fo:font-size="11pt" officeooo:rsid="0116cb0e" style:font-size-asian="10.5pt"/>
    </style:style>
    <style:style style:name="T22" style:family="text">
      <style:text-properties style:font-name="Liberation Sans1" fo:font-size="11pt" officeooo:rsid="01345e31" style:font-size-asian="10.5pt"/>
    </style:style>
    <style:style style:name="T23" style:family="text">
      <style:text-properties style:font-name="Liberation Sans1" fo:font-size="11pt" officeooo:rsid="010d1065" style:font-size-asian="10.5pt"/>
    </style:style>
    <style:style style:name="T24" style:family="text">
      <style:text-properties style:font-name="Liberation Sans1" fo:font-size="11pt" officeooo:rsid="01170260" style:font-size-asian="10.5pt"/>
    </style:style>
    <style:style style:name="T25" style:family="text">
      <style:text-properties style:font-name="Liberation Sans1" fo:font-size="11pt" officeooo:rsid="0142d1c2" style:font-size-asian="10.5pt"/>
    </style:style>
    <style:style style:name="T26" style:family="text">
      <style:text-properties style:font-name="Liberation Sans1" fo:font-size="11pt" officeooo:rsid="01152302" style:font-size-asian="10.5pt"/>
    </style:style>
    <style:style style:name="T27" style:family="text">
      <style:text-properties style:font-name="Liberation Sans1" fo:font-size="11pt" officeooo:rsid="00750b79" style:font-size-asian="10.5pt"/>
    </style:style>
    <style:style style:name="T28" style:family="text">
      <style:text-properties style:font-name="Liberation Sans1" fo:font-size="11pt" officeooo:rsid="012c7d2a" style:font-size-asian="10.5pt"/>
    </style:style>
    <style:style style:name="T29" style:family="text">
      <style:text-properties style:font-name="Liberation Sans1" fo:font-size="11pt" officeooo:rsid="0117d734" style:font-size-asian="10.5pt"/>
    </style:style>
    <style:style style:name="T30" style:family="text">
      <style:text-properties style:font-name="Liberation Sans1" fo:font-size="11pt" officeooo:rsid="00e50d27" style:font-size-asian="10.5pt"/>
    </style:style>
    <style:style style:name="T31" style:family="text">
      <style:text-properties style:font-name="Liberation Sans1" fo:font-size="11pt" officeooo:rsid="013ca719" style:font-size-asian="10.5pt"/>
    </style:style>
    <style:style style:name="T32" style:family="text">
      <style:text-properties style:font-name="Liberation Sans1" fo:font-size="11pt" officeooo:rsid="013de949" style:font-size-asian="10.5pt"/>
    </style:style>
    <style:style style:name="T33" style:family="text">
      <style:text-properties style:font-name="Liberation Sans1" fo:font-size="11pt" officeooo:rsid="013fe823" style:font-size-asian="10.5pt"/>
    </style:style>
    <style:style style:name="T34" style:family="text">
      <style:text-properties style:font-name="Liberation Sans1" fo:font-size="11pt" officeooo:rsid="01417ad0" style:font-size-asian="10.5pt"/>
    </style:style>
    <style:style style:name="T35" style:family="text">
      <style:text-properties style:font-name="Liberation Sans1" fo:font-size="11pt" fo:language="en" fo:country="US"/>
    </style:style>
    <style:style style:name="T36" style:family="text">
      <style:text-properties style:font-name="Liberation Sans1" fo:font-size="11pt" fo:font-style="italic" officeooo:rsid="013de949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1417ad0" style:font-size-asian="10.5pt" style:font-style-asian="italic" style:font-style-complex="italic"/>
    </style:style>
    <style:style style:name="T38" style:family="text">
      <style:text-properties officeooo:rsid="013294f4"/>
    </style:style>
    <style:style style:name="T39" style:family="text">
      <style:text-properties officeooo:rsid="0112cdb6"/>
    </style:style>
    <style:style style:name="T40" style:family="text">
      <style:text-properties officeooo:rsid="010e4f11"/>
    </style:style>
    <style:style style:name="T41" style:family="text">
      <style:text-properties officeooo:rsid="0111893f"/>
    </style:style>
    <style:style style:name="T42" style:family="text">
      <style:text-properties style:font-name="Liberation Sans2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2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2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ans2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2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ff6ba"/>
    </style:style>
    <style:style style:name="T49" style:family="text">
      <style:text-properties officeooo:rsid="0142d1c2"/>
    </style:style>
    <style:style style:name="T50" style:family="text">
      <style:text-properties fo:font-size="11pt" officeooo:rsid="010ff6ba"/>
    </style:style>
    <style:style style:name="T51" style:family="text">
      <style:text-properties officeooo:rsid="00720c75"/>
    </style:style>
    <style:style style:name="T52" style:family="text">
      <style:text-properties officeooo:rsid="0073c1e1"/>
    </style:style>
    <style:style style:name="T53" style:family="text">
      <style:text-properties officeooo:rsid="00b5fa23"/>
    </style:style>
    <style:style style:name="T54" style:family="text">
      <style:text-properties style:text-underline-style="none" officeooo:rsid="00b6cab0"/>
    </style:style>
    <style:style style:name="T55" style:family="text">
      <style:text-properties style:text-underline-style="none" officeooo:rsid="0112cdb6"/>
    </style:style>
    <style:style style:name="T56" style:family="text">
      <style:text-properties officeooo:rsid="00b864fa"/>
    </style:style>
    <style:style style:name="T57" style:family="text">
      <style:text-properties officeooo:rsid="01345e31"/>
    </style:style>
    <style:style style:name="T58" style:family="text">
      <style:text-properties officeooo:rsid="010d106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10d507b"/>
    </style:style>
    <style:style style:name="T61" style:family="text">
      <style:text-properties officeooo:rsid="0136702e"/>
    </style:style>
    <style:style style:name="T62" style:family="text">
      <style:text-properties officeooo:rsid="013523ce"/>
    </style:style>
    <style:style style:name="T63" style:family="text">
      <style:text-properties officeooo:rsid="010c4c57"/>
    </style:style>
    <style:style style:name="T64" style:family="text">
      <style:text-properties officeooo:rsid="0117d734"/>
    </style:style>
    <style:style style:name="T65" style:family="text">
      <style:text-properties officeooo:rsid="00765c0a"/>
    </style:style>
    <style:style style:name="T66" style:family="text">
      <style:text-properties officeooo:rsid="01381285"/>
    </style:style>
    <style:style style:name="T67" style:family="text">
      <style:text-properties officeooo:rsid="012c7d2a"/>
    </style:style>
    <style:style style:name="T68" style:family="text">
      <style:text-properties officeooo:rsid="01364401"/>
    </style:style>
    <style:style style:name="T69" style:family="text">
      <style:text-properties officeooo:rsid="00e50d27"/>
    </style:style>
    <style:style style:name="T70" style:family="text">
      <style:text-properties officeooo:rsid="00e5ccd7"/>
    </style:style>
    <style:style style:name="T71" style:family="text">
      <style:text-properties officeooo:rsid="00e41fff"/>
    </style:style>
    <style:style style:name="T72" style:family="text">
      <style:text-properties officeooo:rsid="00e55c85"/>
    </style:style>
    <style:style style:name="T73" style:family="text">
      <style:text-properties officeooo:rsid="00ef3a09"/>
    </style:style>
    <style:style style:name="T74" style:family="text">
      <style:text-properties officeooo:rsid="00f08ec0"/>
    </style:style>
    <style:style style:name="T75" style:family="text">
      <style:text-properties officeooo:rsid="00f13f4e"/>
    </style:style>
    <style:style style:name="T76" style:family="text">
      <style:text-properties officeooo:rsid="013ca719"/>
    </style:style>
    <style:style style:name="T77" style:family="text">
      <style:text-properties text:display="none"/>
    </style:style>
    <style:style style:name="T78" style:family="text">
      <style:text-properties officeooo:rsid="013de949"/>
    </style:style>
    <style:style style:name="T79" style:family="text">
      <style:text-properties officeooo:rsid="013fe823"/>
    </style:style>
    <style:style style:name="T80" style:family="text">
      <style:text-properties officeooo:rsid="01417ad0"/>
    </style:style>
    <style:style style:name="T81" style:family="text">
      <style:text-properties officeooo:rsid="014ad2b7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12022690816" text:id="ct2212022690816">
          <text:deletion>
            <office:change-info>
              <dc:creator>Unknown Author</dc:creator>
              <dc:date>2020-02-12T15:30:56</dc:date>
            </office:change-info>
            <text:p text:style-name="Caption"><text:span text:style-name="T77"><text:line-break/></text:span></text:p>
          </text:deletion>
        </text:changed-region>
        <text:changed-region xml:id="ct2212022977280" text:id="ct2212022977280">
          <text:deletion>
            <office:change-info>
              <dc:creator>Unknown Author</dc:creator>
              <dc:date>2020-02-12T15:31:47</dc:date>
            </office:change-info>
            <text:p text:style-name="Caption"><text:span text:style-name="T77"><text:line-break/></text:span>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8"><draw:frame draw:style-name="fr9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9">Kapitola 14 <text:s/><text:line-break/>Přizpůsobení LibreOffice</text:p>
      <text:p text:style-name="P21"/>
      <text:section text:style-name="Sect1" text:name="GS6014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apitola byla vytvořena úpravami a aktualizacemi knihy <text:span text:style-name="Emphasis">Začínáme s LibreOffice 6.0</text:span>.</text:p>
        <text:h text:style-name="Heading_20_3" text:outline-level="3"><text:bookmark-start text:name="__RefHeading___Toc72151_3319712367"/>Pro toto vydání<text:bookmark-end text:name="__RefHeading___Toc72151_3319712367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Jean Hollis Weber</text:p>
            </table:table-cell>
            <table:table-cell table:style-name="Table1.A1" office:value-type="string">
              <text:p text:style-name="P27">Steve Fanning</text:p>
            </table:table-cell>
            <table:table-cell table:style-name="Table1.A1" office:value-type="string">
              <text:p text:style-name="P83">Kees Kriek</text:p>
            </table:table-cell>
          </table:table-row>
        </table:table>
        <text:h text:style-name="P68" text:outline-level="3"><text:bookmark-start text:name="__RefHeading___Toc72153_3319712367"/>Pro předchozí vydání<text:bookmark-end text:name="__RefHeading___Toc72153_3319712367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2">Jean Hollis Weber</text:p>
            </table:table-cell>
            <table:table-cell table:style-name="Table2.A1" office:value-type="string">
              <text:p text:style-name="P22">John A. Smith</text:p>
            </table:table-cell>
            <table:table-cell table:style-name="Table2.A1" office:value-type="string">
              <text:p text:style-name="P24">Ron Faile Jr.</text:p>
            </table:table-cell>
          </table:table-row>
          <table:table-row>
            <table:table-cell table:style-name="Table2.A1" office:value-type="string">
              <text:p text:style-name="P25">Olivier Hallot</text:p>
            </table:table-cell>
            <table:table-cell table:style-name="Table2.A1" office:value-type="string">
              <text:p text:style-name="P26">Jorge Rodríguez</text:p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128646044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1" text:outline-level="2"><text:bookmark-start text:name="__RefHeading__5644_1566568644"/>Datum vydání a verze programu<text:bookmark-end text:name="__RefHeading__5644_1566568644"/></text:h>
        <text:p text:style-name="P5">Anglický originál byl vydán v <text:date style:data-style-name="N34" text:date-value="2020-02-26T11:46:24.342999779">únoru</text:date><text:s/><text:date style:data-style-name="N107" text:date-value="2020-02-26T11:46:24.342999779">2020</text:date>. Kniha je určena pro LibreOffice <text:span text:style-name="T8">6.4</text:span>.</text:p>
        <text:h text:style-name="Heading_20_2" text:outline-level="2"><text:bookmark-start text:name="__RefHeading__10532_462712302"/>Poznámka pro uživatele systému <text:span text:style-name="T9">m</text:span>ac<text:span text:style-name="T9">OS</text:span><text:bookmark-end text:name="__RefHeading__10532_462712302"/></text:h>
        <text:p text:style-name="P4">Některé klávesové zkratky a položky nabídek jsou v systému <text:span text:style-name="T9">m</text:span>ac<text:span text:style-name="T9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0">Windows nebo Linux</text:p>
            </table:table-cell>
            <table:table-cell table:style-name="Table5.A1" office:value-type="string">
              <text:p text:style-name="P30"><text:span text:style-name="T11">m</text:span>ac<text:span text:style-name="T9">OS</text:span> ekvivalent</text:p>
            </table:table-cell>
            <table:table-cell table:style-name="Table5.A1" office:value-type="string">
              <text:p text:style-name="P30">Výsledek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Strong_20_Emphasis">Nástroje &gt; Možnosti</text:span></text:p>
            </table:table-cell>
            <table:table-cell table:style-name="Table5.B2" office:value-type="string">
              <text:p text:style-name="P32"><text:span text:style-name="Strong_20_Emphasis">LibreOffice &gt; Předvolby</text:span></text:p>
            </table:table-cell>
            <table:table-cell table:style-name="Table5.B2" office:value-type="string">
              <text:p text:style-name="P32">Otevřou se možnosti nastavení</text:p>
            </table:table-cell>
          </table:table-row>
          <table:table-row table:style-name="Table5.1">
            <table:table-cell table:style-name="Table5.A2" office:value-type="string">
              <text:p text:style-name="P32">Klepnutí pravým tlačítkem</text:p>
            </table:table-cell>
            <table:table-cell table:style-name="Table5.A2" office:value-type="string">
              <text:p text:style-name="P32">Control + klepnout a/nebo klepnutí pravým tlačítkem v závislosti na operačním systému počítače</text:p>
            </table:table-cell>
            <table:table-cell table:style-name="Table5.B2" office:value-type="string">
              <text:p text:style-name="P32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Ctrl (Control)</text:span></text:p>
            </table:table-cell>
            <table:table-cell table:style-name="Table5.A2" office:value-type="string">
              <text:p text:style-name="P32"><text:span text:style-name="Keystroke">⌘ (Command)</text:span></text:p>
            </table:table-cell>
            <table:table-cell table:style-name="Table5.A2" office:value-type="string">
              <text:p text:style-name="P32">Používá se i s dalšími klávesami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5</text:span></text:p>
            </table:table-cell>
            <table:table-cell table:style-name="Table5.A2" office:value-type="string">
              <text:p text:style-name="P32"><text:span text:style-name="Keystroke">Shift + ⌘ + F5</text:span></text:p>
            </table:table-cell>
            <table:table-cell table:style-name="Table5.A2" office:value-type="string">
              <text:p text:style-name="P32">Otevře se Navigátor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11</text:span></text:p>
            </table:table-cell>
            <table:table-cell table:style-name="Table5.A2" office:value-type="string">
              <text:p text:style-name="P32"><text:span text:style-name="Keystroke">⌘ + T</text:span></text:p>
            </table:table-cell>
            <table:table-cell table:style-name="Table5.A2" office:value-type="string">
              <text:p text:style-name="P32">Otevře se karta  <text:span text:style-name="T76">S</text:span><text:span text:style-name="T9">tyly na </text:span>postranní liště<text:span text:style-name="T9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2"><text:a xlink:type="simple" xlink:href="#__RefHeading__5636_1566568644" text:style-name="Index_20_Link" text:visited-style-name="Index_20_Link">Autorská práva<text:tab/>2</text:a></text:p>
            <text:p text:style-name="P51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_Toc72151_3319712367" text:style-name="Index_20_Link" text:visited-style-name="Index_20_Link">Pro toto vydání<text:tab/>2</text:a></text:p>
            <text:p text:style-name="P53"><text:a xlink:type="simple" xlink:href="#__RefHeading___Toc72153_3319712367" text:style-name="Index_20_Link" text:visited-style-name="Index_20_Link">Pro předchozí vydání<text:tab/>2</text:a></text:p>
            <text:p text:style-name="P51"><text:a xlink:type="simple" xlink:href="#__RefHeading__5640_1566568644" text:style-name="Index_20_Link" text:visited-style-name="Index_20_Link">Zpětná vazba<text:tab/>2</text:a></text:p>
            <text:p text:style-name="P51"><text:a xlink:type="simple" xlink:href="#__RefHeading__5644_1566568644" text:style-name="Index_20_Link" text:visited-style-name="Index_20_Link">Datum vydání a verze programu<text:tab/>2</text:a></text:p>
            <text:p text:style-name="P51"><text:a xlink:type="simple" xlink:href="#__RefHeading__10532_462712302" text:style-name="Index_20_Link" text:visited-style-name="Index_20_Link">Poznámka pro uživatele systému macOS<text:tab/>2</text:a></text:p>
            <text:p text:style-name="P52"><text:a xlink:type="simple" xlink:href="#__RefHeading___Toc79785_2536694537" text:style-name="Index_20_Link" text:visited-style-name="Index_20_Link">Úvod<text:tab/>4</text:a></text:p>
            <text:p text:style-name="P52"><text:a xlink:type="simple" xlink:href="#__RefHeading__10261_2122281821" text:style-name="Index_20_Link" text:visited-style-name="Index_20_Link">Přizpůsobení obsahu nabídky<text:tab/>4</text:a></text:p>
            <text:p text:style-name="P51"><text:a xlink:type="simple" xlink:href="#__RefHeading___Toc451434_690378497" text:style-name="Index_20_Link" text:visited-style-name="Index_20_Link">Úprava stávající nabídky<text:tab/>5</text:a></text:p>
            <text:p text:style-name="P51"><text:a xlink:type="simple" xlink:href="#__RefHeading__10263_2122281821" text:style-name="Index_20_Link" text:visited-style-name="Index_20_Link">Vytváření nové nabídky<text:tab/>5</text:a></text:p>
            <text:p text:style-name="P51"><text:a xlink:type="simple" xlink:href="#__RefHeading___Toc72155_3319712367" text:style-name="Index_20_Link" text:visited-style-name="Index_20_Link">Vytvoření akcelerátoru<text:tab/>6</text:a></text:p>
            <text:p text:style-name="P52"><text:a xlink:type="simple" xlink:href="#__RefHeading__10269_2122281821" text:style-name="Index_20_Link" text:visited-style-name="Index_20_Link">Přizpůsobení nástrojových lišt<text:tab/>7</text:a></text:p>
            <text:p text:style-name="P51"><text:a xlink:type="simple" xlink:href="#__RefHeading__6921_1909759735" text:style-name="Index_20_Link" text:visited-style-name="Index_20_Link">Úprava stávajících nástrojových lišt<text:tab/>8</text:a></text:p>
            <text:p text:style-name="P51"><text:a xlink:type="simple" xlink:href="#__RefHeading__10271_2122281821" text:style-name="Index_20_Link" text:visited-style-name="Index_20_Link">Vytváření nových lišt<text:tab/>8</text:a></text:p>
            <text:p text:style-name="P51"><text:a xlink:type="simple" xlink:href="#__RefHeading__10275_2122281821" text:style-name="Index_20_Link" text:visited-style-name="Index_20_Link">Výběr ikon pro příkazy v liště<text:tab/>8</text:a></text:p>
            <text:p text:style-name="P52"><text:a xlink:type="simple" xlink:href="#__RefHeading__10279_2122281821" text:style-name="Index_20_Link" text:visited-style-name="Index_20_Link">Přiřazení klávesových zkratek<text:tab/>9</text:a></text:p>
            <text:p text:style-name="P51"><text:a xlink:type="simple" xlink:href="#__RefHeading__10283_2122281821" text:style-name="Index_20_Link" text:visited-style-name="Index_20_Link">Uložení změn do souboru<text:tab/>10</text:a></text:p>
            <text:p text:style-name="P51"><text:a xlink:type="simple" xlink:href="#__RefHeading__10285_2122281821" text:style-name="Index_20_Link" text:visited-style-name="Index_20_Link">Načtení uložené konfigurace klávesnice<text:tab/>11</text:a></text:p>
            <text:p text:style-name="P51"><text:a xlink:type="simple" xlink:href="#__RefHeading__10287_2122281821" text:style-name="Index_20_Link" text:visited-style-name="Index_20_Link">Obnovení klávesových zkratek<text:tab/>11</text:a></text:p>
            <text:p text:style-name="P52"><text:a xlink:type="simple" xlink:href="#__RefHeading__10289_2122281821" text:style-name="Index_20_Link" text:visited-style-name="Index_20_Link">Přiřazení maker k událostem<text:tab/>11</text:a></text:p>
            <text:p text:style-name="P52"><text:a xlink:type="simple" xlink:href="#__RefHeading__10291_2122281821" text:style-name="Index_20_Link" text:visited-style-name="Index_20_Link">Přidání funkcí pomocí rozšíření<text:tab/>11</text:a></text:p>
            <text:p text:style-name="P51"><text:a xlink:type="simple" xlink:href="#__RefHeading__10293_2122281821" text:style-name="Index_20_Link" text:visited-style-name="Index_20_Link">Instalace rozšíření<text:tab/>11</text:a></text:p>
            <text:p text:style-name="P51"><text:a xlink:type="simple" xlink:href="#__RefHeading___Toc72157_3319712367" text:style-name="Index_20_Link" text:visited-style-name="Index_20_Link">Aktualizace rozšíření<text:tab/>11</text:a></text:p>
            <text:p text:style-name="P51"><text:a xlink:type="simple" xlink:href="#__RefHeading___Toc72371_3319712367" text:style-name="Index_20_Link" text:visited-style-name="Index_20_Link">Odstranění a zakázání rozšíření<text:tab/>12</text:a></text:p>
            <text:p text:style-name="P52"><text:a xlink:type="simple" xlink:href="#__RefHeading___Toc72161_3319712367" text:style-name="Index_20_Link" text:visited-style-name="Index_20_Link">Přidání vlastních barev<text:tab/>12</text:a></text:p>
            <text:p text:style-name="P52"><text:a xlink:type="simple" xlink:href="#__RefHeading___Toc72163_3319712367" text:style-name="Index_20_Link" text:visited-style-name="Index_20_Link">Přidání písem<text:tab/>14</text:a></text:p>
            <text:p text:style-name="P51"><text:a xlink:type="simple" xlink:href="#__RefHeading___Toc9035_709543752" text:style-name="Index_20_Link" text:visited-style-name="Index_20_Link">Nalezení písem pod svobodnou licencí<text:tab/>14</text:a></text:p>
          </text:index-body>
        </text:table-of-content>
        <text:p text:style-name="P31"/>
      </text:section>
      <text:h text:style-name="P59" text:outline-level="1"><text:bookmark-start text:name="__RefHeading___Toc79785_2536694537"/>Úvod<text:bookmark-end text:name="__RefHeading___Toc79785_2536694537"/></text:h>
      <text:p text:style-name="P7">V této kapitole se seznámíme s několika běžnými úpravami, které nám mohou při práci pomoci.</text:p>
      <text:p text:style-name="P7">Upravit můžeme nabídky, nástrojové lišty a klávesové zkratky, a pokud je potřeba, také nové nabídky a lišty přidat. Také lze přiřadit makra k událostem.</text:p>
      <text:p text:style-name="P7">Další úprav<text:span text:style-name="T11">y</text:span> lze provést nainstalováním rozšíření, které získáme ze stránky LibreOffice nebo z jiných zdrojů.</text:p>
      <text:list xml:id="list114626490600254" text:continue-numbering="true" text:style-name="Heading_20_Note">
        <text:list-item>
          <text:p text:style-name="P71">Poznámka</text:p>
        </text:list-item>
      </text:list>
      <text:p text:style-name="P46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55" text:outline-level="1"><text:bookmark-start text:name="__RefHeading__10261_2122281821"/>Přizpůsobení obsahu nabídky<text:bookmark-end text:name="__RefHeading__10261_2122281821"/></text:h>
      <text:p text:style-name="P9">V hlavní nabídce <text:span text:style-name="T14">m</text:span>ůžeme přidat a změnit pořadí <text:span text:style-name="T14">nabídek</text:span><text:span text:style-name="T38"/> <text:span text:style-name="T39">nebo místní nabídky (nabídky na pravé klepnutí)</text:span>; přidat, <text:span text:style-name="T40">změnit pořadí,</text:span> <text:span text:style-name="T40"> odstranit </text:span>příkazy <text:span text:style-name="T14">v</text:span> nabídkách a další změny.</text:p>
      <text:p text:style-name="P39">Chceme-li přizpůsobit <text:alphabetical-index-mark-start text:id="IMark2212338609992" text:key1="customizing"/>nabídky<text:alphabetical-index-mark-end text:id="IMark2212338609992"/><text:alphabetical-index-mark text:string-value="přizpůsobení" text:key1="nabídky"/>, <text:span text:style-name="T41">z</text:span>volíme <text:span text:style-name="Strong_20_Emphasis">Nástroje &gt; Přizpůsobit</text:span>. V dialogovém okně Přizpůsobit jdeme na <text:span text:style-name="T31">kartu</text:span> Nabídky (<text:span text:style-name="T40">obrázek </text:span><text:sequence-ref text:reference-format="value" text:ref-name="refFigure0">1</text:sequence-ref>) <text:span text:style-name="T39">nebo na </text:span><text:span text:style-name="T34">kartu</text:span> Místní nabídky<text:span text:style-name="T39">.</text:span></text:p>
      <text:p text:style-name="P41"><draw:frame draw:style-name="fr3" draw:name="Frame29" text:anchor-type="as-char" svg:width="15.956cm" draw:z-index="5"><draw:text-box fo:min-height="12.637cm"><text:p text:style-name="P49"><draw:frame draw:style-name="fr6" draw:name="Image17" text:anchor-type="paragraph" svg:width="13.49cm" svg:height="13.591cm" draw:z-index="7"><draw:image xlink:href="Pictures/10000000000002A8000002ADDD0900B0BEE9DDED.png" xlink:type="simple" xlink:show="embed" xlink:actuate="onLoad" loext:mime-type="image/png"/></draw:frame>Obrázek <text:sequence text:ref-name="refFigure0" text:name="Figure" text:formula="ooow:Figure+1" style:num-format="1">1</text:sequence>: Karta <text:span text:style-name="T42">Nabídky</text:span> <text:span text:style-name="T45"/> v dialogovém okně Přizpůsobit</text:p></draw:text-box></draw:frame></text:p>
      <text:h text:style-name="Heading_20_2" text:outline-level="2"><text:bookmark-start text:name="__RefHeading___Toc451434_690378497"/><text:soft-page-break/>Úprava stávající nabídky<text:bookmark-end text:name="__RefHeading___Toc451434_690378497"/></text:h>
      <text:p text:style-name="Text_20_Body_20_List_20_Intro">V našem příkladu upravujeme nabídku v komponentě LibreOffice Calc.</text:p>
      <text:list xml:id="list3381591937" text:style-name="Numbering_20_1">
        <text:list-item>
          <text:p text:style-name="P75">V rozevíracím seznamu <text:span text:style-name="Emphasis">O</text:span><text:span text:style-name="Emphasis"><text:span text:style-name="T15">blast platnosti</text:span></text:span> <text:span text:style-name="T40">v pravé horní části dialogového okna Přizpůsobit</text:span> zvolíme zda chceme uložit toto změněné menu pro Calc, nebo pro vybraný dokument.</text:p>
        </text:list-item>
        <text:list-item>
          <text:p text:style-name="P75">V rozevíracím seznamu <text:span text:style-name="Emphasis"><text:span text:style-name="T15">Cíl</text:span></text:span> <text:span text:style-name="T47"/> <text:span text:style-name="T40">vybereme </text:span>nabídku, kterou chceme upravit. V tomto seznamu se nacházejí všechny položky hlavní nabídky, <text:span text:style-name="T40">jakož i její podpoložky</text:span>. Příkazy <text:span text:style-name="T40">ve</text:span> vybrané nabídce jsou dostupné v seznamu <text:span text:style-name="Emphasis">Přiřazené příkazy</text:span><text:span text:style-name="T15"/>.</text:p>
        </text:list-item>
        <text:list-item>
          <text:p text:style-name="P75"><text:span text:style-name="T47">Příkaz </text:span><text:span text:style-name="T16">přidáme do vybrané nabídky</text:span> klepnutím na <text:span text:style-name="T48">příkaz v seznamu </text:span><text:span text:style-name="Emphasis"><text:span text:style-name="T31">Dostupné příkazy</text:span></text:span><text:span text:style-name="T48"> a poté klepneme na velkou šipku doprava</text:span>. Hledání můžeme zúžit <text:span text:style-name="T16">po</text:span>užitím pole <text:span text:style-name="Emphasis">Hledat</text:span> <text:span text:style-name="T48">vlevo nahoře</text:span> nebo výběrem v rozevíracím seznamu <text:span text:style-name="Emphasis">Kategorie</text:span>. <text:span text:style-name="T48">Pomocí šipek nahoru a dolů na pravé straně můžeme </text:span><text:span text:style-name="T31">přesunout</text:span><text:span text:style-name="T48"> příkaz na jiné zvolené místo v seznamu.</text:span></text:p>
        </text:list-item>
        <text:list-item>
          <text:p text:style-name="P75"><text:span text:style-name="T48">Chceme-li odstranit příkaz z vybrané nabídky, klepneme na něj v seznamu </text:span><text:span text:style-name="Emphasis"><text:span text:style-name="T37">Přiřazené příkazy</text:span></text:span><text:span text:style-name="T48"> a poté klepneme na velkou šipku doleva.</text:span></text:p>
        </text:list-item>
        <text:list-item>
          <text:p text:style-name="P75"><text:span text:style-name="T41">Chceme-li vložit oddělovač nebo podnabídku, </text:span><text:span text:style-name="T76">vybereme položku, před kterou chceme, </text:span><text:span text:style-name="T31"/><text:span text:style-name="T76"> aby se objevila vkládaná položka a </text:span><text:span text:style-name="T41">použijeme příkazy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</text:list>
      <text:p text:style-name="P41"><draw:frame draw:style-name="fr1" draw:name="Frame1" text:anchor-type="as-char" svg:width="7.909cm" draw:z-index="9"><draw:text-box fo:min-height="3.099cm"><text:p text:style-name="Caption"><draw:frame draw:style-name="fr14" draw:name="Image19" text:anchor-type="as-char" svg:width="7.909cm" style:rel-width="100%" svg:height="3.099cm" style:rel-height="scale" draw:z-index="10"><draw:image xlink:href="Pictures/100000000000012B00000075E118A4C61F8AF324.png" xlink:type="simple" xlink:show="embed" xlink:actuate="onLoad" loext:mime-type="image/png"/></draw:frame><text:change text:change-id="ct2212022690816"/>Obrázek <text:sequence text:ref-name="refFigure1" text:name="Figure" text:formula="ooow:Figure+1" style:num-format="1">2</text:sequence>: <text:span text:style-name="T76">Rozevírací seznam Vložit</text:span></text:p></draw:text-box></draw:frame></text:p>
      <text:list xml:id="list114625327625189" text:continue-numbering="true" text:style-name="Numbering_20_1">
        <text:list-item>
          <text:p text:style-name="P75">Pokud chceme <text:span text:style-name="T41">přejmenovat položku nabídky, vybereme ji v seznamu </text:span><text:span text:style-name="Emphasis"><text:span text:style-name="T31">Přiřazené příkazy</text:span></text:span><text:span text:style-name="T31"> </text:span><text:span text:style-name="T41"> a zvolíme </text:span><text:span text:style-name="Strong_20_Emphasis"><text:span text:style-name="T41">Přejmenovat</text:span></text:span><text:span text:style-name="T41"> v rozevíracím seznamu </text:span><text:span text:style-name="Strong_20_Emphasis"><text:span text:style-name="T41">Změnit</text:span></text:span><text:span text:style-name="T41">.</text:span></text:p>
        </text:list-item>
      </text:list>
      <text:p text:style-name="P41"><draw:frame draw:style-name="fr1" draw:name="Frame3" text:anchor-type="as-char" svg:width="7.781cm" draw:z-index="11"><draw:text-box fo:min-height="2.491cm"><text:p text:style-name="Caption"><draw:frame draw:style-name="fr14" draw:name="Image20" text:anchor-type="as-char" svg:width="7.781cm" style:rel-width="100%" svg:height="2.491cm" style:rel-height="scale" draw:z-index="12"><draw:image xlink:href="Pictures/10000000000001260000005E1F997FCF2FDBD592.png" xlink:type="simple" xlink:show="embed" xlink:actuate="onLoad" loext:mime-type="image/png"/></draw:frame><text:change text:change-id="ct2212022977280"/>Obrázek <text:sequence text:ref-name="refFigure2" text:name="Figure" text:formula="ooow:Figure+1" style:num-format="1">3</text:sequence>: <text:span text:style-name="T76">Rozevírací seznam Změnit</text:span></text:p></draw:text-box></draw:frame></text:p>
      <text:list xml:id="list114625493339701" text:continue-numbering="true" text:style-name="Numbering_20_1">
        <text:list-item>
          <text:p text:style-name="P75">Změny nakonec uložíme klepnutím na tlačítko <text:span text:style-name="Strong_20_Emphasis">OK</text:span>.</text:p>
        </text:list-item>
      </text:list>
      <text:h text:style-name="P6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9"><text:span text:style-name="T41">V</text:span> dialogovém okně Přizpůsobit na <text:span text:style-name="T31">kartě</text:span> Nabídky klepneme <text:span text:style-name="T16">na symbol vedle pole </text:span><text:span text:style-name="Emphasis"><text:span text:style-name="T16">Cíl</text:span></text:span><text:span text:style-name="T16"> a zvolíme z rozevíracího seznamu </text:span><text:span text:style-name="Strong_20_Emphasis"><text:span text:style-name="T50">Přidat</text:span></text:span><text:span text:style-name="T16"> </text:span><text:span text:style-name="T31"> </text:span><text:span text:style-name="T16"/><text:span text:style-name="T31">(obrázek </text:span><text:span text:style-name="T31"><text:sequence-ref text:reference-format="value" text:ref-name="refFigure3">4</text:sequence-ref></text:span><text:span text:style-name="T31">)</text:span><text:span text:style-name="T16">,</text:span><text:span text:style-name="T48"> </text:span>čímž se zobrazí dialogové okno <text:span text:style-name="T39">Nová nabídka</text:span>, jak je zobrazeno na <text:span text:style-name="T41">obrázku </text:span><text:sequence-ref text:reference-format="value" text:ref-name="refFigure4">5</text:sequence-ref>.</text:p>
      <text:p text:style-name="Figure"><draw:frame draw:style-name="fr1" draw:name="Frame24" text:anchor-type="as-char" svg:width="9.943cm" draw:z-index="13"><draw:text-box fo:min-height="3.969cm"><text:p text:style-name="Caption"><draw:frame draw:style-name="fr13" draw:name="Image18" text:anchor-type="paragraph" svg:x="0cm" svg:y="0cm" svg:width="9.65cm" svg:height="3.311cm" draw:z-index="14"><draw:image xlink:href="Pictures/10000000000001780000007D12569E94E44064F6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list xml:id="list844008460" text:style-name="Numbering_20_1">
        <text:list-item text:start-value="1">
          <text:p text:style-name="P75">Zadáme jméno <text:span text:style-name="T18"/> nové nabídky do pole <text:span text:style-name="Emphasis">Název nabídky</text:span>.</text:p>
        </text:list-item>
        <text:list-item>
          <text:p text:style-name="P75"><text:soft-page-break/>Šipkami nahoru a dolů nabídku přesuneme na požadovanou pozici <text:span text:style-name="T41">n</text:span>a <text:span text:style-name="T19">l</text:span><text:span text:style-name="T41">iště nabídky</text:span>. Klepnutím na tlačítko <text:span text:style-name="Strong_20_Emphasis">OK</text:span> uložíme nastavení <text:span text:style-name="T51">a vrátíme se do dialogového okna Přizpůsobit</text:span>.</text:p>
        </text:list-item>
      </text:list>
      <text:p text:style-name="P41"><draw:frame draw:style-name="fr4" draw:name="Quadro3" text:anchor-type="as-char" svg:y="-6.147cm" svg:width="8.229cm" draw:z-index="15"><draw:text-box fo:min-height="10.476cm"><text:p text:style-name="Caption"><draw:frame draw:style-name="fr12" draw:name="Figura2" text:anchor-type="paragraph" svg:width="8.2cm" svg:height="11.321cm" draw:z-index="16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9">Nová nabídka se objeví v okně Přizpůsobit v seznamu nabídek. Na <text:span text:style-name="T49">n</text:span>ástrojové liště se objeví po uložení úprav.</text:p>
      <text:p text:style-name="P9">Poté, co byla vytvořena nová nabídka, do ní lze přidat příkazy, jak bylo vysvětleno <text:span text:style-name="T17">výše při úpravách nabídek</text:span>.</text:p>
      <text:h text:style-name="Heading_20_2" text:outline-level="2"><text:bookmark-start text:name="__RefHeading___Toc72155_3319712367"/>Vytvoření akcelerátoru<text:bookmark-end text:name="__RefHeading___Toc72155_3319712367"/></text:h>
      <text:p text:style-name="P11">Ve vlastních názvech nabídek <text:span text:style-name="T52">m</text:span>ůžeme určit jedno písmeno názvu, které bude sloužit pro klávesovou zkratku. <text:span text:style-name="T52">(Písmeno</text:span> bude podtrženo.<text:span text:style-name="T52">) Když stiskneme </text:span><text:span text:style-name="Keystroke"><text:span text:style-name="T52">Alt + vybrané písmeno</text:span></text:span><text:span text:style-name="T52">, vyvolá se</text:span> nabídka nebo příkaz <text:span text:style-name="T52">přiřazený ke klávesové zkratce. Obdobně můžeme vybrat písmeno jako klávesovou zkratku i pro podpoložku nabídky. Jeho stiskem (bez Alt) se pak dá podpoložka nabídky otevřít, pokud je otevřena její nadřízená nabídka.</text:span></text:p>
      <text:p text:style-name="P34">Vytvoření akcel<text:span text:style-name="T53">erátoru:</text:span></text:p>
      <text:list xml:id="list114626389874539" text:continue-list="list114625493339701" text:style-name="Numbering_20_1">
        <text:list-item text:start-value="1">
          <text:p text:style-name="P76"><text:bookmark-start text:name="__RefHeading__34788_1770207286"/>V dialogovém okně Přizpůsobit vybereme <text:span text:style-name="T53">položku nabídky ze</text:span> <text:span text:style-name="T20"/><text:span text:style-name="T17">seznamu </text:span><text:span text:style-name="Emphasis"><text:span text:style-name="T32">Přiřazené příkazy</text:span></text:span><text:span text:style-name="T17"/><text:span text:style-name="T32"/>.<text:bookmark-end text:name="__RefHeading__34788_1770207286"/></text:p>
        </text:list-item>
        <text:list-item>
          <text:p text:style-name="P76">Klepneme na tlačítko <text:span text:style-name="Strong_20_Emphasis">Změnit</text:span><text:span text:style-name="T53"> </text:span><text:span text:style-name="T20">a </text:span><text:span text:style-name="T17">v</text:span>ybereme <text:span text:style-name="Strong_20_Emphasis">Přejmenovat</text:span>.</text:p>
        </text:list-item>
        <text:list-item>
          <text:p text:style-name="P76"><text:bookmark-start text:name="__RefHeading__34792_1770207286"/>Před písmeno, které chceme použít jako klávesovou zkratku přidáme vlnovku (~).<text:bookmark-end text:name="__RefHeading__34792_1770207286"/></text:p>
        </text:list-item>
        <text:list-item>
          <text:p text:style-name="P76"><text:span text:style-name="T54">Klepnutím na tlačítko </text:span><text:span text:style-name="Strong_20_Emphasis">OK</text:span><text:span text:style-name="T54"> u</text:span><text:span text:style-name="T55">ložíme změnu</text:span><text:span text:style-name="T54">.</text:span></text:p>
        </text:list-item>
      </text:list>
      <text:p text:style-name="P10"><text:span text:style-name="T78">Například vložíme vlnovku před písmeno „A" v položce nabídky </text:span><text:span text:style-name="Emphasis"><text:span text:style-name="T78">Art</text:span></text:span><text:span text:style-name="T78">, písmeno „A” se nyní podtrhne. </text:span>Stiskneme <text:span text:style-name="Emphasis">Alt + A</text:span> a <text:span text:style-name="T78">buď se otevře podnabídka </text:span><text:span text:style-name="Emphasis">Art</text:span> <text:span text:style-name="T78"/><text:span text:style-name="T78">,nebo se provede akce tlačítka </text:span><text:span text:style-name="Emphasis"><text:span text:style-name="T78">Art</text:span></text:span><text:span text:style-name="T78"> (podle situace)</text:span>.</text:p>
      <text:list xml:id="list1489022068" text:style-name="Heading_20_Caution">
        <text:list-item>
          <text:p text:style-name="P69"><text:soft-page-break/>Upozornění</text:p>
        </text:list-item>
      </text:list>
      <text:p text:style-name="P47">Při <text:span text:style-name="T56">přiřazování akcelerátoru</text:span> musíme být opatrní<text:span text:style-name="T56">, abychom nepoužili písmeno, které je již přiřazeno k nabídce nebo příkazu. Stejné kombinace písmen a kláves lze použít pro příkazy spojené s různými položkami nabídky, ale nikoli pro příkazy spojené se stejnou nabídkou nebo položkou nabídky.</text:span></text:p>
      <text:h text:style-name="P5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7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<text:span text:style-name="T32"/>.</text:p>
      <text:p text:style-name="P33">Kartu <text:span text:style-name="T78">Nástrojové lišty v dialogovém okně P</text:span>řizpůsobit<text:span text:style-name="T78"/> (obrázek <text:sequence-ref text:reference-format="value" text:ref-name="refFigure5">6</text:sequence-ref>) lze otevřít několika způsoby:</text:p>
      <text:list xml:id="list3844040648" text:style-name="List_20_1">
        <text:list-item>
          <text:p text:style-name="P72">Na nástrojové liště, kterou chceme upravit, klepneme pravým tlačítkem myši a z místní nabídky zvolíme <text:span text:style-name="Strong_20_Emphasis">Přizpůsobit lištu</text:span>.</text:p>
        </text:list-item>
        <text:list-item>
          <text:p text:style-name="P72">V hlavní nabídce zvolíme <text:span text:style-name="Strong_20_Emphasis">Zobrazit &gt; Nástrojové lišty &gt; Přizpůsobit</text:span><text:span text:style-name="T78"/>.</text:p>
        </text:list-item>
        <text:list-item>
          <text:p text:style-name="P72">V hlavní nabídce zvolíme <text:span text:style-name="Strong_20_Emphasis">Nástroje &gt; Přizpůsobit</text:span> <text:span text:style-name="T57"/>a <text:span text:style-name="T32">klepneme na kartu </text:span> <text:span text:style-name="Emphasis">Nástrojové lišty</text:span><text:span text:style-name="T32"/>.</text:p>
        </text:list-item>
      </text:list>
      <text:p text:style-name="Figure"><draw:frame draw:style-name="fr1" draw:name="Quadro4" text:anchor-type="as-char" svg:width="15.436cm" draw:z-index="18"><draw:text-box fo:min-height="13.506cm"><text:p text:style-name="Caption"><draw:frame draw:style-name="fr5" draw:name="Image16" text:anchor-type="paragraph" svg:width="13.471cm" svg:height="13.57cm" draw:z-index="19"><draw:image xlink:href="Pictures/10000000000002A7000002ACB5651673A17FA975.png" xlink:type="simple" xlink:show="embed" xlink:actuate="onLoad" loext:mime-type="image/png"/></draw:frame>Obrázek <text:sequence text:ref-name="refFigure5" text:name="Figure" text:formula="ooow:Figure+1" style:num-format="1">6</text:sequence>: Karta Nástrojové lišty <text:span text:style-name="T46"/> v dialogovém okně Přizpůsobit <text:span text:style-name="T78"> v Calcu </text:span></text:p></draw:text-box></draw:frame></text:p>
      <text:h text:style-name="P62" text:outline-level="2"><text:bookmark-start text:name="__RefHeading__6921_1909759735"/><text:soft-page-break/>Úprava stávajících nástrojových lišt<text:bookmark-end text:name="__RefHeading__6921_1909759735"/></text:h>
      <text:p text:style-name="P20"><text:span text:style-name="T21">P</text:span><text:span text:style-name="T57">ostupy pro vytváření, úpravu a odstranění panelu nástrojů jsou podobné </text:span><text:span text:style-name="T22">jako postupy pro nabídky</text:span><text:span text:style-name="T57">. V našem příkladu upravujeme </text:span><text:span text:style-name="T32">nástrojovou lištu</text:span><text:span text:style-name="T57"> v komponentě LibreOffice Calc.</text:span></text:p>
      <text:p text:style-name="P33">Postup při úpravě stávajících nástrojových lišt:</text:p>
      <text:list xml:id="list1800499275" text:style-name="Numbering_20_1">
        <text:list-item>
          <text:p text:style-name="P77">V pravé horní části dialogového okna Přizpůsobit v rozevíracím seznamu <text:span text:style-name="Emphasis">O</text:span><text:span text:style-name="Emphasis"><text:span text:style-name="T23">blast platnosti</text:span></text:span> <text:span text:style-name="T58"> </text:span><text:span text:style-name="T78"/> zvolíme, zda chceme uložit tuto změněnou nástrojovou lištu pro Calc, nebo pro vybraný dokument.</text:p>
        </text:list-item>
        <text:list-item>
          <text:p text:style-name="P77">V rozevíracím seznamu <text:span text:style-name="Emphasis"><text:span text:style-name="T58">Cíl</text:span></text:span> <text:span text:style-name="T58"/> <text:span text:style-name="T59">vybereme </text:span>nástrojovou lištu, kterou chceme upravit. Současný obsah nástrojové lišty je zobrazen v seznamu <text:span text:style-name="Emphasis"><text:span text:style-name="T32">Přiřazené příkazy</text:span></text:span><text:span text:style-name="T32"/>.</text:p>
        </text:list-item>
        <text:list-item>
          <text:p text:style-name="P73"><text:span text:style-name="T7">Vybereme </text:span><text:span text:style-name="T32"/><text:span text:style-name="T7"> příkaz v seznamu </text:span><text:span text:style-name="Emphasis"><text:span text:style-name="T36">Dostupné příkazy</text:span></text:span><text:span text:style-name="T7"> vlevo. Hledání můžeme zúžit </text:span><text:span text:style-name="T24">v</text:span><text:span text:style-name="T23">yhledáváním </text:span><text:span text:style-name="Emphasis"><text:span text:style-name="T25"/></text:span><text:span text:style-name="Emphasis"><text:span text:style-name="T23"/></text:span><text:span text:style-name="T23"> v levém horním vyhledávacím poli</text:span><text:span text:style-name="T7"> nebo výběrem kategorie v rozevíracím seznamu těsně pod ním.</text:span></text:p>
        </text:list-item>
        <text:list-item>
          <text:p text:style-name="P73"><text:span text:style-name="T7">Klepneme na </text:span><text:span text:style-name="T58">velkou </text:span><text:span text:style-name="T7">šipku doprava a přidáme </text:span><text:span text:style-name="T80">vybraný </text:span><text:span text:style-name="T7">příkaz do seznamu </text:span><text:span text:style-name="Emphasis"><text:span text:style-name="T36">Přiřazené příkazy</text:span></text:span><text:span text:style-name="T60"> pro</text:span><text:span text:style-name="T7"> nástrojovou lištu </text:span><text:span text:style-name="T60">(vpravo)</text:span><text:span text:style-name="T7">. Pomocí šipek nahoru a dolů na pravé straně můžeme přesunout příkaz v </text:span><text:span text:style-name="T78">nástrojové</text:span><text:span text:style-name="T7"> liště.</text:span></text:p>
        </text:list-item>
        <text:list-item>
          <text:p text:style-name="P73"><text:span text:style-name="T60">Chceme-li odstranit příkaz z nástrojové lišty, vybereme jej vpravo v seznamu </text:span><text:span text:style-name="Emphasis"><text:span text:style-name="T36">Přiřazené příkazy</text:span></text:span><text:span text:style-name="T60"> a klepneme na velkou šipku doleva.</text:span></text:p>
        </text:list-item>
        <text:list-item>
          <text:p text:style-name="P73"><text:span text:style-name="T60">Příkazy, které jsou přiřazeny nástrojové liště, zobrazíme nebo skryjeme pomocí zaškrtávacího pole v seznamu </text:span><text:span text:style-name="Emphasis"><text:span text:style-name="T36">Přiřazené příkazy</text:span></text:span><text:span text:style-name="T60"> na pravé straně.</text:span></text:p>
        </text:list-item>
        <text:list-item>
          <text:p text:style-name="P74"><text:span text:style-name="T41">Chceme-li vložit oddělovač, </text:span><text:span text:style-name="T76">vybereme položku, před kterou chceme, </text:span><text:span text:style-name="T31"/><text:span text:style-name="T76"> </text:span><text:span text:style-name="T34">aby se oddělovač</text:span><text:span text:style-name="T76"> vložil, </text:span><text:span text:style-name="T80">a</text:span><text:span text:style-name="T41"> použijeme příkaz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  <text:list-item>
          <text:p text:style-name="P73"><text:span text:style-name="T41">Pokud chceme přejmenovat položku </text:span><text:span text:style-name="T18">n</text:span><text:span text:style-name="T26">ástrojové lišty</text:span><text:span text:style-name="T41">, vybereme ji v seznamu </text:span><text:span text:style-name="Emphasis"><text:span text:style-name="T32">Přiřazené příkazy</text:span></text:span><text:span text:style-name="T41"> a zvolíme </text:span><text:span text:style-name="Strong_20_Emphasis"><text:span text:style-name="T41">Přejmenovat</text:span></text:span><text:span text:style-name="T41"> z rozevíracího seznamu </text:span><text:span text:style-name="Strong_20_Emphasis"><text:span text:style-name="T41">Změnit</text:span></text:span><text:span text:style-name="T41">.</text:span></text:p>
        </text:list-item>
        <text:list-item>
          <text:p text:style-name="P73">Změny nakonec uložíme klepnutím na tlačítko <text:span text:style-name="Strong_20_Emphasis">OK</text:span>.</text:p>
        </text:list-item>
      </text:list>
      <text:h text:style-name="P6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38">Pokud chceme vytvořit novou lištu:</text:p>
      <text:list xml:id="list1520528176" text:style-name="Numbering_20_1">
        <text:list-item text:start-value="1">
          <text:p text:style-name="P77"><text:span text:style-name="T47">V hlavní nabídce zvolíme </text:span><text:span text:style-name="Strong_20_Emphasis">Nástroje &gt; Přizpůsobit</text:span><text:span text:style-name="T61"/><text:span text:style-name="T49"/>.</text:p>
        </text:list-item>
        <text:list-item>
          <text:p text:style-name="P77"><text:span text:style-name="T41">V</text:span> dialogovém okně Přizpůsobit na kartě <text:span text:style-name="T26">Nástrojové lišty</text:span> klepneme na <text:span text:style-name="T16"> symbol vedle pole </text:span><text:span text:style-name="Emphasis"><text:span text:style-name="T16">Cíl</text:span></text:span><text:span text:style-name="T16"> a zvolíme ze seznamu </text:span><text:span text:style-name="Strong_20_Emphasis"><text:span text:style-name="T50">Přidat</text:span></text:span><text:span text:style-name="T16">,</text:span><text:span text:style-name="T48"> </text:span>čímž se zobrazí dialogové okno <text:span text:style-name="T39">Název </text:span><text:span text:style-name="T78">(obrázek </text:span><text:span text:style-name="T78"><text:sequence-ref text:reference-format="value" text:ref-name="refFigure6">7</text:sequence-ref></text:span><text:span text:style-name="T78">)</text:span>.</text:p>
        </text:list-item>
        <text:list-item>
          <text:p text:style-name="P77">V dialogovém okně Název zadáme název nové nástrojové lišty a vybereme z rozevíracího seznamu <text:span text:style-name="Emphasis">Uložit do</text:span>, kde uložíme tuto novou nástrojovou lištu: do <text:span text:style-name="T57">aplikace (například </text:span><text:span text:style-name="T22">Writer</text:span><text:span text:style-name="T57">)</text:span> nebo do <text:span text:style-name="T26"/><text:span text:style-name="T22">vybraného dokumentu.</text:span></text:p>
        </text:list-item>
      </text:list>
      <text:p text:style-name="Text_20_body">Nová lišta se v okně Přizpůsobit objeví v seznamu lišt. Postup přidávání příkazů do nové lišty je popsán výše.</text:p>
      <text:p text:style-name="P45"><draw:frame draw:style-name="fr1" draw:name="Quadro1" text:anchor-type="as-char" svg:width="5.526cm" draw:z-index="1"><draw:text-box fo:min-height="4.207cm"><text:p text:style-name="Caption"><draw:frame draw:style-name="fr11" draw:name="Image8" text:anchor-type="paragraph" svg:width="7.015cm" style:rel-width="100%" svg:height="4.918cm" style:rel-height="scale" draw:z-index="2"><draw:image xlink:href="Pictures/100002010000012D000000D33D2CE7719CA6AF32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62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7">Příkazy v panelech obvykle mají přiřazenu ikonu; pokud ovšem ikona přiřazena není, zobrazuje se textový název příkazu.</text:p>
      <text:p text:style-name="P82"><text:soft-page-break/>Ikony pro příkaz můžeme vybrat tak, že na kartě Nástrojové lišty klepneme na <text:span text:style-name="Strong_20_Emphasis">Změnit &gt; Změnit </text:span><text:span text:style-name="Strong_20_Emphasis"><text:span text:style-name="T57">i</text:span></text:span><text:span text:style-name="Strong_20_Emphasis">konu</text:span>. Otevře se okno Změnit ikonu (obrázek <text:sequence-ref text:reference-format="value" text:ref-name="refFigure7">8</text:sequence-ref>), kde můžeme ikonu vybrat ze seznamu dostupných ikon. Klepnutím na  <text:span text:style-name="Strong_20_Emphasis">OK</text:span> pak ikonu přiřadíme k příkazu.</text:p>
      <text:p text:style-name="P12">Pokud chceme použít vlastní ikonu, vytvoříme ji v editoru obrázků a v okně Změnit ikonu ji do LibreOffice vložíme klepnutím na tlačítko <text:span text:style-name="Strong_20_Emphasis">Importovat</text:span>. Ikony by pro kvalitu zobrazení měly mít velikost 16 × 16 pixelů, přičemž nesmějí mít více než 256 barev.</text:p>
      <text:p text:style-name="P40"><draw:frame draw:style-name="fr3" draw:name="Frame2" text:anchor-type="as-char" svg:width="11.869cm" draw:z-index="17"><draw:text-box fo:min-height="9.227cm"><text:p text:style-name="Caption"><draw:frame draw:style-name="fr10" draw:name="Image21" text:anchor-type="paragraph" svg:x="0cm" svg:y="0cm" svg:width="11.34cm" svg:height="8.55cm" draw:z-index="20"><draw:image xlink:href="Pictures/10000000000001B400000143AEC887B4F33CA38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60" text:outline-level="1"><text:bookmark-start text:name="__RefHeading__10279_2122281821"/>Přiřazení klávesových zkratek<text:bookmark-end text:name="__RefHeading__10279_2122281821"/></text:h>
      <text:p text:style-name="P7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14626010212960" text:continue-list="list1489022068" text:style-name="Heading_20_Caution">
        <text:list-item>
          <text:p text:style-name="P70">Upozornění</text:p>
        </text:list-item>
      </text:list>
      <text:p text:style-name="P46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jistá funkce se u nich předpokládá. I když je resetování zkratek do původní konfigurace jednoduché, změna obvyklých zkratek může způsobit zmatek, a to zejména v případě, kdy počítač používá více uživatelů.</text:p>
      <text:p text:style-name="P36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81">Zvolíme <text:span text:style-name="Strong_20_Emphasis">Nástroje &gt; Přizpůsobit &gt; Klávesnice</text:span>. Dialogové okno Přizpůsobit se otevře na kartě <text:span text:style-name="T79"/><text:span text:style-name="Emphasis"><text:span text:style-name="T79">Klávesnice</text:span></text:span><text:span text:style-name="T79"> (obrázek </text:span><text:span text:style-name="T79"><text:sequence-ref text:reference-format="value" text:ref-name="refFigure8">9</text:sequence-ref></text:span><text:span text:style-name="T79">)</text:span>.</text:p>
        </text:list-item>
        <text:list-item>
          <text:p text:style-name="P78">Pokud chceme, aby byla nová klávesová zkratka dostupná ve všech programech LibreOffice, označíme přepínač <text:span text:style-name="Strong_20_Emphasis">LibreOffice</text:span> nahoře vpravo.</text:p>
        </text:list-item>
        <text:list-item>
          <text:p text:style-name="P78">Dále v seznamech <text:span text:style-name="Emphasis">Kategorie</text:span> a <text:span text:style-name="Emphasis">Funkce</text:span> zvolíme požadovanou funkci.</text:p>
        </text:list-item>
        <text:list-item>
          <text:p text:style-name="P78">Poté zvolíme požadované klávesy v seznamu <text:span text:style-name="Emphasis">Klávesové </text:span><text:span text:style-name="Emphasis"><text:span text:style-name="T62">z</text:span></text:span><text:span text:style-name="Emphasis">kratky</text:span> a klepneme na tlačítko <text:span text:style-name="Strong_20_Emphasis">Upravit</text:span>.</text:p>
        </text:list-item>
        <text:list-item>
          <text:p text:style-name="P78"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14624838572806" text:continue-list="list114626490600254" text:style-name="Heading_20_Note">
        <text:list-item>
          <text:p text:style-name="Heading_20_Note"><text:soft-page-break/>Poznámka</text:p>
        </text:list-item>
      </text:list>
      <text:p text:style-name="P46">Seznam všech zkratek přiřazených k dané <text:span text:style-name="T80">f</text:span>unkci je uveden v poli <text:span text:style-name="Emphasis">Klávesy</text:span>. Pokud je pole vpravo od kombinace kláves v seznamu <text:span text:style-name="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46">Kombinace kláves, které jsou v seznamu v okně Přizpůsobit zobrazeny šedě, jako například <text:span text:style-name="Keystroke">F1</text:span>,<text:span text:style-name="Keystroke"> </text:span><text:span text:style-name="Keystroke"><text:span text:style-name="T79">F6</text:span></text:span><text:span text:style-name="T79"/> a <text:span text:style-name="Keystroke">F10 </text:span><text:span text:style-name="Keystroke"><text:span text:style-name="T79">pro Calc</text:span></text:span><text:span text:style-name="T79"> na Windows 10</text:span>, nelze přiřadit k jiné funkci.</text:p>
      <text:p text:style-name="P42"><draw:frame draw:style-name="fr2" draw:name="Frame7" text:anchor-type="as-char" svg:width="15.319cm" draw:z-index="3"><draw:text-box fo:min-height="13.453cm"><text:p text:style-name="Caption"><draw:frame draw:style-name="fr9" draw:name="Image15" text:anchor-type="paragraph" svg:x="0cm" svg:y="0cm" svg:width="15.319cm" svg:height="13cm" draw:z-index="4"><draw:image xlink:href="Pictures/10000000000002E2000002724359ED834AEFA52B.png" xlink:type="simple" xlink:show="embed" xlink:actuate="onLoad" loext:mime-type="image/png"/></draw:frame>Obrázek <text:sequence text:ref-name="refFigure8" text:name="Figure" text:formula="ooow:Figure+1" style:num-format="1">9</text:sequence>: <text:span text:style-name="T43">Přizpůsobení</text:span> klá<text:span text:style-name="T63">vesové zkratky</text:span></text:p></draw:text-box></draw:frame></text:p>
      <text:h text:style-name="P62" text:outline-level="2"><text:bookmark-start text:name="__RefHeading__10283_2122281821"/>Uložení změn do souboru<text:bookmark-end text:name="__RefHeading__10283_2122281821"/></text:h>
      <text:p text:style-name="P33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 nebo je použít k vytvoření standardní konfigurace, která může být distribuována mezi více uživatelů ve firmě. Pokud chceme klávesové zkratky uložit do souboru:</text:p>
      <text:list xml:id="list114626212868982" text:continue-list="list1520528176" text:style-name="Numbering_20_1">
        <text:list-item text:start-value="1">
          <text:p text:style-name="P78">Po úpravě klávesové zkratky klepneme na tlačítko <text:span text:style-name="Strong_20_Emphasis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78">V dialogovém okně pro uložení konfigurace rozložení kláves v poli <text:span text:style-name="T81">N</text:span>ázev souboru zadáme název konfiguračního souboru nebo vybereme existující soubor ze seznamu. Pokud je to nutné, najdeme jiné než výchozí umístění <text:span text:style-name="T63">(přípona souboru konfigurace je .cfg)</text:span>.</text:p>
        </text:list-item>
        <text:list-item>
          <text:p text:style-name="P78">Klepneme na tlačítko <text:span text:style-name="Strong_20_Emphasis">Uložit</text:span>. Pokud by se měl přepsat již existující soubor, otevře se okno s výzvou k potvrzení.</text:p>
        </text:list-item>
      </text:list>
      <text:h text:style-name="P66" text:outline-level="2"><text:bookmark-start text:name="__RefHeading__10285_2122281821"/><text:soft-page-break/>Načtení uložené konfigurace klávesnice<text:bookmark-end text:name="__RefHeading__10285_2122281821"/></text:h>
      <text:p text:style-name="P7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Strong_20_Emphasis">Otevřít</text:span> v pravé části okna Přizpůsobit a poté vybereme soubor v okně Načíst konfiguraci klávesnice.</text:p>
      <text:h text:style-name="P67" text:outline-level="2"><text:bookmark-start text:name="__RefHeading__10287_2122281821"/>Obnovení klávesových zkratek<text:bookmark-end text:name="__RefHeading__10287_2122281821"/></text:h>
      <text:p text:style-name="P7">Pokud se chceme <text:alphabetical-index-mark text:string-value="obnovení do výchozího nastavení" text:key1="klávesové zkratky"/> vrátit k původnímu nastavení klávesových zkratek, klepneme na tlačítko <text:span text:style-name="Strong_20_Emphasis">Obnovit</text:span> v pravé dolní části okna Přizpůsobit. Tuto možnost je třeba používat opatrně, protože po potvrzení se nezobrazí žádné okno.</text:p>
      <text:h text:style-name="P5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7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7">Makra s událostmi propojíme na <text:span text:style-name="T33">kartě</text:span> Události v dialogovém okně Přizpůsobit. Více informací nalezneme v kapitole 13 – Začínáme s makry.</text:p>
      <text:h text:style-name="P55" text:outline-level="1"><text:bookmark-start text:name="__RefHeading__10291_2122281821"/>Přidání funkcí pomocí rozšíření<text:bookmark-end text:name="__RefHeading__10291_2122281821"/></text:h>
      <text:p text:style-name="P7">Rozšíření je program, který lze nainstalovat do LibreOffice za účelem přidání nových funkcí zvýšení vaší produktivity. Sady šablon, slovníky pravopisu, galerie obrázků, makra a knihovny dialogů lze zabalit jako rozšíření LibreOffice.</text:p>
      <text:p text:style-name="P13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s://extensions.libreoffice.org/" text:style-name="Internet_20_link" text:visited-style-name="Visited_20_Internet_20_Link"><text:span text:style-name="Internet_20_link">extensions.libreoffice.org</text:span></text:a>. Tato rozšíření jsou dostupná zdarma.</text:p>
      <text:p text:style-name="P7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8">Stáhneme si rozšíření do svého počítače do libovolné složky (<text:span text:style-name="T79">o</text:span>bvykle složka Stažené soubory).</text:p>
      <text:h text:style-name="P62" text:outline-level="2"><text:bookmark-start text:name="__RefHeading__10293_2122281821"/>Instalace rozšíření<text:bookmark-end text:name="__RefHeading__10293_2122281821"/></text:h>
      <text:p text:style-name="P35">Chceme-li <text:alphabetical-index-mark text:string-value="instalace" text:key1="rozšíření"/>nainstalovat rozšíření <text:span text:style-name="T65">uvedené v úložišti</text:span>, postupujeme takto:</text:p>
      <text:list xml:id="list966905184" text:style-name="Numbering_20_1">
        <text:list-item text:start-value="1">
          <text:p text:style-name="P79">V <text:span text:style-name="T35">LibreOffice</text:span> vybereme v hlavní nabídce <text:span text:style-name="Strong_20_Emphasis">Nástroje &gt; Správce rozšíření</text:span><text:span text:style-name="T61"/><text:span text:style-name="T64"/>. V okně Správce rozšíření <text:span text:style-name="T68">(obrázek </text:span><text:span text:style-name="T68"><text:sequence-ref text:reference-format="value" text:ref-name="refFigure9">10</text:sequence-ref></text:span><text:span text:style-name="T68">)</text:span> klepneme na odkaz <text:span text:style-name="Strong_20_Emphasis">Další rozšíření získáte na webu</text:span>.</text:p>
        </text:list-item>
        <text:list-item>
          <text:p text:style-name="P79">Otevře se okno internetového prohlížeče. Najdeme požadované rozšíření a <text:span text:style-name="T66">stáhneme jej do počítače</text:span>.</text:p>
        </text:list-item>
        <text:list-item>
          <text:p text:style-name="P79"><text:span text:style-name="T27">P</text:span><text:span text:style-name="T28">o</text:span><text:span text:style-name="T67"> stažení rozšíření se vrátíme do </text:span>dialogového okna Správce rozšíření <text:span text:style-name="T65">a</text:span>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79">Jakmile je instalace ukončena, rozšíření je uvedeno v seznamu okna Správce rozšíření.</text:p>
        </text:list-item>
      </text:list>
      <text:p text:style-name="P13">Chceme-li nainstalovat rozšíření, které není uvedené v úložišti, stáhneme rozšíření a dále pokračujeme krokem 3 uvedeným výše.</text:p>
      <text:h text:style-name="P63" text:outline-level="2"><text:bookmark-start text:name="__RefHeading___Toc72157_3319712367"/>Aktuali<text:span text:style-name="T64">zace</text:span> <text:span text:style-name="T10">r</text:span>ozšíření<text:bookmark-end text:name="__RefHeading___Toc72157_3319712367"/></text:h>
      <text:p text:style-name="P13"><text:span text:style-name="T29">V dialogovém okně Správce rozšíření klepneme na tlačítko</text:span>  <text:span text:style-name="Strong_20_Emphasis">Zkontrolovat </text:span><text:span text:style-name="Strong_20_Emphasis"><text:span text:style-name="T49"/></text:span><text:span text:style-name="Strong_20_Emphasis"> aktualizace</text:span><text:span text:style-name="T64"/><text:span text:style-name="T49">, čímž se spustí online kontrola aktualizací všech nainstalovaných rozšíření.</text:span></text:p>
      <text:h text:style-name="P64" text:outline-level="2"><text:bookmark-start text:name="__RefHeading___Toc72371_3319712367"/><text:soft-page-break/>Odstranění a zakázání <text:span text:style-name="T10">r</text:span>ozšíření<text:bookmark-end text:name="__RefHeading___Toc72371_3319712367"/></text:h>
      <text:p text:style-name="P19"><text:span text:style-name="T30">P</text:span><text:span text:style-name="T29">ro</text:span><text:span text:style-name="T64"> odstranění (odinstalaci) </text:span><text:span text:style-name="T30"/><text:span text:style-name="T29"/><text:span text:style-name="T69">rozšíření, které jsme nainstalovali, vybereme rozšíření v hlavním okně dialogového okna Správce rozšíření a klepneme na tlačítko </text:span><text:span text:style-name="Strong_20_Emphasis"><text:span text:style-name="T69">Odstranit</text:span></text:span><text:span text:style-name="T69">.</text:span></text:p>
      <text:p text:style-name="P15"><text:span text:style-name="T12">P</text:span><text:span text:style-name="T29">ro</text:span><text:span text:style-name="T64"> zákaz rozšíření bez odstranění (odinstalace) vybereme rozšíření v hlavním okně dialogového okna Správce rozšíření a klepneme na tlačítko </text:span><text:span text:style-name="Strong_20_Emphasis"><text:span text:style-name="T64">Zakázat</text:span></text:span><text:span text:style-name="T64">. Tlačítko se poté změní na </text:span><text:span text:style-name="Strong_20_Emphasis"><text:span text:style-name="T64">Povolit</text:span></text:span><text:span text:style-name="T64">.</text:span></text:p>
      <text:p text:style-name="P44"><draw:frame draw:style-name="fr1" draw:name="Quadro5" text:anchor-type="as-char" svg:width="14.079cm" draw:z-index="6"><draw:text-box fo:min-height="10.047cm"><text:p text:style-name="P48"><draw:frame draw:style-name="fr5" draw:name="Image2" text:anchor-type="paragraph" svg:width="13.921cm" svg:height="14.019cm" draw:z-index="8"><draw:image xlink:href="Pictures/100000000000020E000002125235E9A3E93E0704.png" xlink:type="simple" xlink:show="embed" xlink:actuate="onLoad" loext:mime-type="image/png"/></draw:frame>Obrázek <text:sequence text:ref-name="refFigure9" text:name="Figure" text:formula="ooow:Figure+1" style:num-format="1">10</text:sequence>: Dialogové okno Správce rozšíření<text:span text:style-name="T44"/></text:p></draw:text-box></draw:frame></text:p>
      <text:h text:style-name="P56" text:outline-level="1"><text:bookmark-start text:name="__RefHeading___Toc72161_3319712367"/>Přidání vlastních barev<text:bookmark-end text:name="__RefHeading___Toc72161_3319712367"/></text:h>
      <text:p text:style-name="P16"><text:span text:style-name="T70">V</text:span>erze LibreOffice <text:span text:style-name="T70">dřívější než 5.3</text:span> měly stránku Barvy v <text:span text:style-name="Strong_20_Emphasis">Nástroje &gt; Možnosti</text:span>, kde se mohly přidat vlastní barvy do palety barev, například tak, aby <text:span text:style-name="T70"/>přesně odpovídaly podnikovému barevnému schématu. Tato stránka byla odstraněna. Postup pro definování <text:span text:style-name="T71"/>vlastní barvy je nyní následující:</text:p>
      <text:list xml:id="list114626126849690" text:continue-list="list114626212868982" text:style-name="Numbering_20_1">
        <text:list-item text:start-value="1">
          <text:p text:style-name="P80">Vložíme jakýkoliv grafický objekt, například čtverec, do jakéhokoliv dokumentu.</text:p>
        </text:list-item>
        <text:list-item>
          <text:p text:style-name="P80">Klepneme na objekt pravým tlačítkem a zvolíme v místní nabídce <text:span text:style-name="Strong_20_Emphasis">Oblast</text:span>.</text:p>
        </text:list-item>
        <text:list-item>
          <text:p text:style-name="P80">Přejdeme na kartu <text:span text:style-name="Emphasis">Barva</text:span> <text:span text:style-name="T72">(obrázek </text:span><text:span text:style-name="T72"><text:sequence-ref text:reference-format="value" text:ref-name="refFigure10">11</text:sequence-ref></text:span><text:span text:style-name="T72">)</text:span>. <text:span text:style-name="T72">Z rozevíracího seznamu </text:span><text:span text:style-name="Emphasis"><text:span text:style-name="T72">Paleta</text:span></text:span><text:span text:style-name="T72"> v oblasti </text:span><text:span text:style-name="Emphasis"><text:span text:style-name="T72">Barvy</text:span></text:span><text:span text:style-name="T72"> vybereme, do které palety chceme přidat novou barvu. </text:span>V oblasti <text:span text:style-name="Emphasis">Nová</text:span> nadefinujeme novou barvu pomocí RGB nebo Hex zápisu, nebo klepneme <text:span text:style-name="T73">na tlačítko </text:span> <text:span text:style-name="Strong_20_Emphasis">Vybrat</text:span> <text:span text:style-name="T73"> </text:span>a vybereme barvu v dialogovém okně <text:span text:style-name="T72">Vyberte barvu</text:span> <text:span text:style-name="T66"/> <text:span text:style-name="T72">(obrázek </text:span><text:span text:style-name="T72"><text:sequence-ref text:reference-format="value" text:ref-name="refFigure11">12</text:sequence-ref></text:span><text:span text:style-name="T72">)</text:span>.</text:p>
        </text:list-item>
        <text:list-item>
          <text:p text:style-name="P8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80"><text:soft-page-break/>Grafický objekt můžeme z dokumentu odstranit.</text:p>
        </text:list-item>
      </text:list>
      <text:p text:style-name="P43"><draw:frame draw:style-name="fr1" draw:name="Frame11" text:anchor-type="as-char" svg:width="14.907cm" draw:z-index="21"><draw:text-box fo:min-height="12.726cm"><text:p text:style-name="P50"><draw:frame draw:style-name="fr8" draw:name="Image5" text:anchor-type="as-char" svg:width="14.711cm" svg:height="12.28cm" draw:z-index="22"><draw:image xlink:href="Pictures/10000000000002B700000244C02238849A8FD852.png" xlink:type="simple" xlink:show="embed" xlink:actuate="onLoad" loext:mime-type="image/png"/></draw:frame></text:p><text:p text:style-name="P50">Obrázek <text:sequence text:ref-name="refFigure10" text:name="Figure" text:formula="ooow:Figure+1" style:num-format="1">11</text:sequence>: Definování nové barvy</text:p></draw:text-box></draw:frame></text:p>
      <text:p text:style-name="P43"><draw:frame draw:style-name="fr1" draw:name="Frame6" text:anchor-type="as-char" svg:width="10.363cm" draw:z-index="23"><draw:text-box fo:min-height="11.005cm"><text:p text:style-name="P50"><draw:frame draw:style-name="fr7" draw:name="Image3" text:anchor-type="as-char" svg:width="10.239cm" svg:height="10.239cm" draw:z-index="24"><draw:image xlink:href="Pictures/10000000000001E4000001E4AC95ACEE8D4022E6.png" xlink:type="simple" xlink:show="embed" xlink:actuate="onLoad" loext:mime-type="image/png"/></draw:frame>Obrázek <text:sequence text:ref-name="refFigure11" text:name="Figure" text:formula="ooow:Figure+1" style:num-format="1">12</text:sequence>: Definování nové barvy výběrem z  barevného grafu</text:p></draw:text-box></draw:frame></text:p>
      <text:h text:style-name="P57" text:outline-level="1"><text:bookmark-start text:name="__RefHeading___Toc72163_3319712367"/><text:soft-page-break/>Přidání písem<text:bookmark-end text:name="__RefHeading___Toc72163_3319712367"/></text:h>
      <text:p text:style-name="P18">LibreOffice podporuje formáty písem<text:span text:style-name="T74"/> PostScript (.pfb), TrueType (.ttf) a OpenType (.otf). Existují i jiné formáty písem a mohou být podporovány operačním systémem, ale tyto formáty mohou být omezeny výběrem a kvalitou.</text:p>
      <text:p text:style-name="P18">Pokud máme administrátorská oprávnění, můžeme do operačního systému instalovat další písma; <text:span text:style-name="T75">poté budou k dispozici pro použití v LibreOffice a objeví se v seznamech písem Writeru</text:span>.</text:p>
      <text:h text:style-name="P65" text:outline-level="2"><text:bookmark-start text:name="__RefHeading___Toc9035_709543752"/>Nalezení <text:span text:style-name="T75">svobodně licencovaných písem</text:span> písem<text:bookmark-end text:name="__RefHeading___Toc9035_709543752"/></text:h>
      <text:p text:style-name="P17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Text_20_body">Mnoho linuxových distribucí obsahuje několik svobodně licencovaných písem ve svých úložištích balíčků. Další místa, kde můžeme najít svobodně licencovaná písma, jsou The League of <text:span text:style-name="T81">Movable</text:span> Type (<text:a xlink:type="simple" xlink:href="https://www.theleagueofmoveabletype.com/" text:style-name="Internet_20_link" text:visited-style-name="Visited_20_Internet_20_Link"><text:span text:style-name="T81">theleagueofmoveabletype.com</text:span></text:a>), Open Font Library (<text:a xlink:type="simple" xlink:href="https://fontlibrary.org/" text:style-name="Internet_20_link" text:visited-style-name="Visited_20_Internet_20_Link"><text:span text:style-name="T79">fontlibrary.org</text:span></text:a>)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Adding custom colors</text:chapter> <text:span text:style-name="MT1">| </text:span><text:page-number text:select-page="current">13</text:page-number></text:p>
      </style:footer>
      <style:footer-left>
        <text:p text:style-name="Footer"><text:page-number text:select-page="current">14</text:page-number><text:s/><text:span text:style-name="MT2">| </text:span><text:chapter text:display="name" text:outline-level="1">Přidání písem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4 Přizpůsobení LibreOffice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16:48:00.281935000</meta:creation-date>
    <meta:editing-duration>P1DT8H24M33S</meta:editing-duration>
    <meta:editing-cycles>111</meta:editing-cycles>
    <meta:generator>LibreOffice/6.4.0.3$Windows_X86_64 LibreOffice_project/b0a288ab3d2d4774cb44b62f04d5d28733ac6df8</meta:generator>
    <dc:title>Kapitola 14 Přizpůsobení LibreOffice</dc:title>
    <meta:initial-creator>Jean Weber</meta:initial-creator>
    <dc:date>2020-02-26T11:46:24.192000000</dc:date>
    <dc:creator>kees kriek</dc:creator>
    <meta:document-statistic meta:table-count="3" meta:image-count="13" meta:object-count="0" meta:page-count="14" meta:paragraph-count="219" meta:word-count="3091" meta:character-count="18134" meta:non-whitespace-character-count="15246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